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a7d8" officeooo:paragraph-rsid="001ba7d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4th</text:span> of <text:span text:style-name="T5">O</text:span><text:span text:style-name="T4">ctober</text:span><text:span text:style-name="T3"> </text:span>202<text:span text:style-name="T3">5</text:span> under the <text:span text:style-name="T4">49th</text:span> PA Meeting.</text:p>
      <text:p text:style-name="P1"/>
      <text:p text:style-name="P1">The Assembly, recognising the current situation,</text:p>
      <text:p text:style-name="P1"/>
      <text:p text:style-name="P4">Constitutes the need to enact Motion 23-1: To import the island of Liberdade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49-2: To enact M23-1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4T18:31:04.631958230</dc:date>
    <meta:editing-duration>PT2M2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4" meta:character-count="274" meta:non-whitespace-character-count="237"/>
  </office:meta>
</office:document-meta>
</file>